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345"/><text:span text:style-name="Strong_20_Emphasis">Usando o ORM do CakePHP 3 fora do framework</text:span></text:h>
      <text:h text:style-name="Heading_20_3" text:outline-level="3"><text:bookmark text:name="290f"/>Segundo <text:a xlink:type="simple" xlink:href="https://pt.wikipedia.org/wiki/Mapeamento_objeto-relacional" text:style-name="Internet_20_link" text:visited-style-name="Visited_20_Internet_20_Link">wikipedeia</text:a>:</text:h>
      <text:p text:style-name="Quotations"><text:bookmark text:name="e315"/><text:span text:style-name="Strong_20_Emphasis">Mapeamento objeto-relacional</text:span> (ou <text:span text:style-name="Strong_20_Emphasis">ORM</text:span>, do inglês: <text:span text:style-name="Strong_20_Emphasis"><text:span text:style-name="Emphasis">Object-relational mapping</text:span></text:span>) é uma técnica de desenvolvimento utilizada para reduzir a impedância da programação orientada aos objetos utilizando bancos de dados relacionais. As tabelas do banco de dados são representadas através de classes e os registros de cada tabela são representados como instâncias das classes correspondentes. (wikipedia)</text:p>
      <text:p text:style-name="Text_20_body"><text:bookmark text:name="63a2"/>Na prática ORM é a maneira mais prática de você não esquentar a cabeça escrevendo e reescrevendo dezenas de linhas de sql, ou seja, ele proporciona uma interface transparente que possibilita o usuário manipular o banco de dados relacional de uma maneira intuitiva e em teoria independente do banco que você está usando.</text:p>
      <text:p text:style-name="Text_20_body"><text:bookmark text:name="712d"/>Existe várias implementações de ORM para o PHP: <text:a xlink:type="simple" xlink:href="http://propelorm.org/" text:style-name="Internet_20_link" text:visited-style-name="Visited_20_Internet_20_Link">Propel</text:a>, <text:a xlink:type="simple" xlink:href="http://www.doctrine-project.org/projects/orm.html" text:style-name="Internet_20_link" text:visited-style-name="Visited_20_Internet_20_Link">Doctrine</text:a> e <text:a xlink:type="simple" xlink:href="https://github.com/illuminate/database" text:style-name="Internet_20_link" text:visited-style-name="Visited_20_Internet_20_Link">Eloquent</text:a> são só alguns exemplos, mas nesse post iremos utilizar a implementação usada no CakePHP 3, só que com uma diferença, vamos fazer isso sem usar o framework propriamente dito.</text:p>
      <text:p text:style-name="Text_20_body"><text:bookmark text:name="9704"/>Imagine uma situação que você está dando manutenção em um projeto legado, escrito em php mas sem usas necessariamente um framework, e precisa de uma maneira robusta de manipular sua base de dados sem perder tempo reinventando a roda e escrevendo classes do zero para fazer esse trabalho. Então vem comigo que vou te mostrar a descascar esse pepino :p .</text:p>
      <text:p text:style-name="Text_20_body"><text:bookmark text:name="5582"/>Para esse exemplo, vou criar um pequeno sistema com uma listagem e um cadastro de notícias, não vou usar MVC para isso, vai ser algo bem simples só para demonstração, então mãos a obra.</text:p>
      <text:p text:style-name="Text_20_body"><text:bookmark text:name="9098"/>O primeiro passo é criar um novo projeto e usar o composer para definir o <text:a xlink:type="simple" xlink:href="https://github.com/cakephp/orm" text:style-name="Internet_20_link" text:visited-style-name="Visited_20_Internet_20_Link">ORM</text:a> do Cake como dependência.</text:p>
      <text:p text:style-name="Preformatted_20_Text"><text:bookmark text:name="c14c"/>$ mkdir app &amp;&amp; cd app</text:p>
      <text:p text:style-name="P1">$ composer require cakephp/orm</text:p>
      <text:p text:style-name="Text_20_body"><text:bookmark text:name="7ba3"/>Agora vamos configurar os dados de acesso, na página do repositório no github <text:a xlink:type="simple" xlink:href="https://github.com/cakephp/orm" text:style-name="Internet_20_link" text:visited-style-name="Visited_20_Internet_20_Link">cakephp/orm</text:a> já existe um exemplo de configuração, o que nós vamos fazer é criar um <text:span text:style-name="Strong_20_Emphasis">bootstrap.php</text:span> na raiz do projeto usar o include para adicionar o autoload que o composer criou e depois configurar nossa conexão.</text:p>
      <text:p text:style-name="Preformatted_20_Text"><text:bookmark text:name="9851"/>//bootstrap.php</text:p>
      <text:p text:style-name="P1">&lt;?php</text:p>
      <text:p text:style-name="P1"><text:bookmark text:name="cee2"/><text:s text:c="2"/>include "vendor/autoload.php";</text:p>
      <text:p text:style-name="Preformatted_20_Text"><text:bookmark text:name="74eb"/><text:s text:c="2"/>use Cake\Datasource\ConnectionManager;</text:p>
      <text:p text:style-name="Preformatted_20_Text"><text:s text:c="2"/>ConnectionManager::config('default', [</text:p>
      <text:p text:style-name="Preformatted_20_Text"><text:s text:c="4"/>'className' =&gt; 'Cake\Database\Connection',</text:p>
      <text:p text:style-name="Preformatted_20_Text"><text:s text:c="4"/>'driver' =&gt; 'Cake\Database\Driver\Mysql',</text:p>
      <text:p text:style-name="Preformatted_20_Text"><text:s text:c="4"/>'database' =&gt; 'app',</text:p>
      <text:p text:style-name="Preformatted_20_Text"><text:s text:c="4"/>'username' =&gt; 'root',</text:p>
      <text:p text:style-name="Preformatted_20_Text"><text:s text:c="4"/>'password' =&gt; 'root'</text:p>
      <text:p text:style-name="P1"><text:soft-page-break/><text:s text:c="2"/>]);</text:p>
      <text:p text:style-name="Text_20_body"><text:bookmark text:name="1775"/>E antes de começar a brincadeira, certifique-se de criar a sua base de dados e configurar corretamente a conexão e é claro, criar a tabela de notícias. Para agilizar o processo já vou deixar o script para criar a tabela aqui:</text:p>
      <text:p text:style-name="Preformatted_20_Text"><text:bookmark text:name="11ee"/>CREATE TABLE noticias(</text:p>
      <text:p text:style-name="Preformatted_20_Text"><text:s text:c="2"/>id int primary key auto_increment,</text:p>
      <text:p text:style-name="Preformatted_20_Text"><text:s text:c="2"/>titulo varchar(255),</text:p>
      <text:p text:style-name="Preformatted_20_Text"><text:s text:c="2"/>texto text,</text:p>
      <text:p text:style-name="Preformatted_20_Text"><text:s text:c="2"/>created datetime DEFAULT NOW(),</text:p>
      <text:p text:style-name="Preformatted_20_Text"><text:s text:c="2"/>modified datetime DEFAULT NOW()</text:p>
      <text:p text:style-name="P1">);</text:p>
      <text:p text:style-name="Text_20_body"><text:bookmark text:name="db9e"/>Agora, na raiz da nossa aplicação vamos criar um <text:span text:style-name="Strong_20_Emphasis">index.php </text:span>que vai ser a nossa listagem de noticias. Nesse arquivo vamos incluir nosso <text:span text:style-name="Strong_20_Emphasis">bootstrap.php </text:span>que é onde está a configuração da nossa ORM. Depois disso vamos usar o <text:span text:style-name="Strong_20_Emphasis">TableRegister </text:span>para instanciar uma nova tabela e usar a sua instancia para listar nossas notícias.</text:p>
      <text:p text:style-name="Text_20_body"><text:bookmark text:name="0b0a"/>O nosso código deve ficar assim:</text:p>
      <text:p text:style-name="Text_20_body"><text:soft-page-break/><draw:frame draw:style-name="fr1" draw:name="Objeto1" text:anchor-type="as-char" svg:width="18.521cm" svg:height="30.295cm" draw:z-index="0"><draw:floating-frame xlink:href="https://medium.com/media/6b77c7daa48d14bd68180977a954814f?maxWidth=700" xlink:type="simple" xlink:show="embed" xlink:actuate="onLoad"/></draw:frame></text:p>
      <text:p text:style-name="Text_20_body"><text:bookmark text:name="c666"/><text:soft-page-break/>Antes de testar insira algumas notícias direto no banco:</text:p>
      <text:p text:style-name="Preformatted_20_Text"><text:bookmark text:name="1e9d"/>INSERT INTO noticias (titulo, texto) VALUES</text:p>
      <text:p text:style-name="Preformatted_20_Text">('Mussum ipsum cacilds', 'Pra lá , depois divoltis porris, paradis.'),</text:p>
      <text:p text:style-name="P1">('Paisis, filhis, espiritis santis', 'Manduma pindureta quium dia nois paga.');</text:p>
      <text:p text:style-name="Text_20_body"><text:bookmark text:name="0e5b"/>Agora acesse <text:span text:style-name="Strong_20_Emphasis">http://&lt;seu-host&gt;/app/index.php</text:span><text:span text:style-name="Strong_20_Emphasis"> </text:span>para ver o resultado.</text:p>
      <text:p text:style-name="Text_20_body"><text:bookmark text:name="328c"/>Perceba que o ORM se encarrega de identificar a tabela e fazer as consultas necessárias, retornar tudo em um formato de lista e já deixar os objetos prontos para serem exibidos, tudo isso <text:span text:style-name="Emphasis">"sem derramar uma gota de rum"</text:span> — Sparrow Jack.</text:p>
      <text:p text:style-name="Text_20_body"><text:bookmark text:name="0ddd"/>Agora vamos para a parte fácil, criar o nosso form de cadastro. Para evitar a fadiga vamos fazer ele submeter para ele mesmo, capturar o <text:span text:style-name="Strong_20_Emphasis">$_POST </text:span>e inserir o resultado nas nossas notícias.</text:p>
      <text:p text:style-name="Text_20_body"><text:soft-page-break/><draw:frame draw:style-name="fr1" draw:name="Objeto2" text:anchor-type="as-char" svg:width="18.521cm" svg:height="27.966cm" draw:z-index="1"><draw:floating-frame xlink:href="https://medium.com/media/3ad78a83dc0008fa309273cf42a8caab?maxWidth=700" xlink:type="simple" xlink:show="embed" xlink:actuate="onLoad"/></draw:frame></text:p>
      <text:p text:style-name="Text_20_body"><text:bookmark text:name="e79d"/><text:soft-page-break/>O funcionamento da ORM do Cake é bem simples, primeiro é criado uma <text:span text:style-name="Strong_20_Emphasis">Table</text:span> que é um objeto que abstrai um tabela do banco de dados. A partir da tabela podemos fazer consultas que retornam uma ou mais <text:span text:style-name="Strong_20_Emphasis">Entity </text:span>que representa uma linha/registro na nossa tabela.</text:p>
      <text:p text:style-name="Text_20_body"><text:bookmark text:name="9982"/>O que fizemos foi usar a nossa <text:span text:style-name="Strong_20_Emphasis">Table</text:span> para instanciar uma nova <text:span text:style-name="Strong_20_Emphasis">Entity </text:span>com os dados do array associativo <text:span text:style-name="Strong_20_Emphasis">$_POST </text:span>e depois usamos a mesma <text:span text:style-name="Strong_20_Emphasis">Table </text:span>para salvar/persistir a nossa <text:span text:style-name="Strong_20_Emphasis">Entity</text:span>, esse processo pode ser feito manualmente também e os valores podem ser alterados através da instancia da <text:span text:style-name="Strong_20_Emphasis">Entity</text:span> antes mesmo de ser salvo, se liga nesse exemplo:</text:p>
      <text:p text:style-name="P1"><text:bookmark text:name="fed5"/>$noticias = TableRegistry::get('Noticias');</text:p>
      <text:p text:style-name="P1"><text:bookmark text:name="eac2"/>$noticia = $noticias-&gt;newEntity(['titulo' =&gt; 'Nova notícia', 'texto' =&gt; 'Nada aqui além de um imenso vazio.']);</text:p>
      <text:p text:style-name="P1"><text:bookmark text:name="1d08"/>//Ou assim</text:p>
      <text:p text:style-name="P1"><text:bookmark text:name="563d"/>$noticia = $noticias-&gt;newEntity();</text:p>
      <text:p text:style-name="Preformatted_20_Text"><text:bookmark text:name="ac57"/>$noticia-&gt;titulo = 'Nova notícia';</text:p>
      <text:p text:style-name="P1">$noticia-&gt;texto = 'Nada aqui além de um imenso vazio.';</text:p>
      <text:p text:style-name="Text_20_body"><text:bookmark text:name="5978"/>É claro que dá pra fazer muito mais que isso, como relacionamentos, validações, buscas mais complexas e remoções, mas aí já é assunto para um próximo post.</text:p>
      <text:p text:style-name="Text_20_body"><text:bookmark text:name="f6db"/>That’s all folks!</text:p>
      <text:p text:style-name="Text_20_body"><text:bookmark text:name="32d1"/>Fontes: <text:a xlink:type="simple" xlink:href="https://github.com/cakephp/orm" text:style-name="Internet_20_link" text:visited-style-name="Visited_20_Internet_20_Link">https://github.com/cakephp/orm</text:a></text:p>
      <text:p text:style-name="Text_20_body"><text:bookmark text:name="0ee6"/>Fontes: <text:a xlink:type="simple" xlink:href="http://book.cakephp.org/3.0/en/orm.html" text:style-name="Internet_20_link" text:visited-style-name="Visited_20_Internet_20_Link">http://book.cakephp.org/3.0/en/orm.html</text:a></text:p>
      <text:p text:style-name="Text_20_body"><text:bookmark text:name="dc15"/>Fontes: <text:a xlink:type="simple" xlink:href="http://mussumipsum.com/" text:style-name="Internet_20_link" text:visited-style-name="Visited_20_Internet_20_Link">http://mussumipsum.com/</text:a> heheh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</meta:initial-creator>
    <meta:creation-date>2016-09-24T16:30:36.281732312</meta:creation-date>
    <dc:date>2016-09-24T16:30:52.305201080</dc:date>
    <dc:creator>Ribamar </dc:creator>
    <meta:editing-duration>PT17S</meta:editing-duration>
    <meta:editing-cycles>1</meta:editing-cycles>
    <meta:document-statistic meta:table-count="0" meta:image-count="0" meta:object-count="2" meta:page-count="6" meta:paragraph-count="54" meta:word-count="770" meta:character-count="4949" meta:non-whitespace-character-count="4192"/>
    <meta:generator>LibreOffice/5.0.3.2$Linux_X86_64 LibreOffice_project/00m0$Build-2</meta:generator>
  </office:meta>
</office:document-meta>
</file>